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808080" fo:font-weight="bold" style:font-weight-asian="bold" style:font-weight-complex="bold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ext-properties fo:color="#ed1c24"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21409a" fo:font-weight="bold" style:font-weight-asian="bold" style:font-weight-complex="bold"/>
    </style:style>
    <style:style style:name="ce9" style:family="table-cell" style:parent-style-name="Default">
      <style:text-properties fo:color="#21409a"/>
    </style:style>
    <style:style style:name="ce10" style:family="table-cell" style:parent-style-name="Default">
      <style:text-properties fo:color="#ed1c24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00.99mm" svg:height="77.97mm" svg:x="136.57mm" svg:y="10.32mm">
            <draw:object draw:notify-on-update-of-ranges="Tabelle1.A6:Tabelle1.A13 Tabelle1.B5:Tabelle1.B5 Tabelle1.B6:Tabelle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9.89mm" svg:height="75.93mm" svg:x="137.12mm" svg:y="92.93mm">
            <draw:object draw:notify-on-update-of-ranges="Tabelle1.A6:Tabelle1.A13 Tabelle1.E5:Tabelle1.E5 Tabelle1.E6:Tabelle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ce6"/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Digital Signal- and Measurement Data processing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Exercise 4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U_ref</text:p>
          </table:table-cell>
          <table:table-cell table:style-name="ce8" office:value-type="string" calcext:value-type="string">
            <text:p>U_adc</text:p>
          </table:table-cell>
          <table:table-cell table:style-name="ce1"/>
          <table:table-cell table:style-name="ce8" office:value-type="string" calcext:value-type="string">
            <text:p>U_control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]-[.A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7]-[.A7]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8]-[.A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-[.A9]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0]-[.A10]"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]-[.A11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2]-[.A12]"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3]-[.A13]" office:value-type="float" office:value="-10" calcext:value-type="float">
            <text:p>-1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Slope:</text:p>
          </table:table-cell>
          <table:table-cell table:style-name="ce10" table:formula="of:=SLOPE([.A6:.A13];[.B6:.B13])" office:value-type="string" office:string-value="" calcext:value-type="error">
            <text:p>#DIV/0!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Offset:</text:p>
          </table:table-cell>
          <table:table-cell table:style-name="ce6" table:formula="of:=INTERCEPT([.A6:.A13];[.B6:.B13])" office:value-type="string" office:string-value="" calcext:value-type="error">
            <text:p>#DIV/0!</text:p>
          </table:table-cell>
          <table:table-cell table:style-name="ce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.00.0000</text:date>, <text:time style:data-style-name="N2" text:time-value="13:50:49.4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6:34:33.681252391</meta:creation-date>
    <dc:date>2021-05-25T13:52:52.400000000</dc:date>
    <meta:editing-duration>PT42M22S</meta:editing-duration>
    <meta:editing-cycles>14</meta:editing-cycles>
    <meta:generator>LibreOffice/5.4.5.1$Windows_X86_64 LibreOffice_project/79c9829dd5d8054ec39a82dc51cd9eff340dbee8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cm" svg:height="7.798cm" xlink:href=".." xlink:type="simple" chart:class="chart:scatter" chart:style-name="ch1">
        <chart:title svg:x="8.908cm" svg:y="0.291cm" chart:style-name="ch2">
          <text:p>Calibration</text:p>
        </chart:title>
        <chart:legend chart:legend-position="end" svg:x="17.777cm" svg:y="3.6cm" style:legend-expansion="high" chart:style-name="ch3"/>
        <chart:plot-area chart:style-name="ch4" table:cell-range-address="Tabelle1.A6:Tabelle1.B13 Tabelle1.B5:Tabelle1.B5" chart:data-source-has-labels="row" svg:x="1.413cm" svg:y="1.225cm" svg:width="15.962cm" svg:height="5.437cm">
          <chartooo:coordinate-region svg:x="1.651cm" svg:y="1.424cm" svg:width="15.537cm" svg:height="4.591cm"/>
          <chart:axis chart:dimension="x" chart:name="primary-x" chart:style-name="ch5">
            <chart:title svg:x="8.94cm" svg:y="6.817cm" chart:style-name="ch6">
              <text:p>U_ref</text:p>
            </chart:title>
          </chart:axis>
          <chart:axis chart:dimension="y" chart:name="primary-y" chart:style-name="ch5">
            <chart:title svg:x="0.451cm" svg:y="4.477cm" chart:style-name="ch7">
              <text:p>U_adc</text:p>
            </chart:title>
            <chart:grid chart:style-name="ch8" chart:class="major"/>
          </chart:axis>
          <chart:series chart:style-name="ch9" chart:values-cell-range-address="Tabelle1.B6:Tabelle1.B13" chart:label-cell-address="Tabelle1.B5:Tabelle1.B5" chart:class="chart:scatter">
            <chart:domain table:cell-range-address="Tabelle1.A6:Tabelle1.A13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_adc</text:p>
                <draw:g>
                  <svg:desc>Tabelle1.B5:Tabelle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Tabelle1.A6:Tabelle1.A13</svg:desc>
                </draw:g>
              </table:table-cell>
              <table:table-cell office:value-type="float" office:value="0">
                <text:p>0</text:p>
                <draw:g>
                  <svg:desc>Tabelle1.B6:Tabelle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5">
                <text:p>-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99cm" svg:height="7.594cm" xlink:href=".." xlink:type="simple" chart:class="chart:scatter" chart:style-name="ch1">
        <chart:title svg:x="8.893cm" svg:y="0.287cm" chart:style-name="ch2">
          <text:p>Difference</text:p>
        </chart:title>
        <chart:legend chart:legend-position="end" svg:x="17.138cm" svg:y="3.498cm" style:legend-expansion="high" chart:style-name="ch3"/>
        <chart:plot-area chart:style-name="ch4" table:cell-range-address="Tabelle1.A6:Tabelle1.A13 Tabelle1.E5:Tabelle1.E13" chart:data-source-has-labels="row" svg:x="0.399cm" svg:y="1.217cm" svg:width="16.34cm" svg:height="6.226cm">
          <chartooo:coordinate-region svg:x="0.637cm" svg:y="1.416cm" svg:width="15.915cm" svg:height="5.8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E6:Tabelle1.E13" chart:label-cell-address="Tabelle1.E5:Tabelle1.E5" chart:class="chart:scatter">
            <chart:domain table:cell-range-address="Tabelle1.A6:Tabelle1.A1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erence</text:p>
                <draw:g>
                  <svg:desc>Tabelle1.E5:Tabelle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Tabelle1.A6:Tabelle1.A13</svg:desc>
                </draw:g>
              </table:table-cell>
              <table:table-cell office:value-type="float" office:value="10">
                <text:p>10</text:p>
                <draw:g>
                  <svg:desc>Tabelle1.E6:Tabelle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5">
                <text:p>-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